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d14fa" officeooo:paragraph-rsid="001d14fa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1d14fa" officeooo:paragraph-rsid="001d14fa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1d14fa" officeooo:paragraph-rsid="002f34c4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1d14fa" officeooo:paragraph-rsid="003196b3" style:font-size-asian="12.25pt" style:font-size-complex="14pt"/>
    </style:style>
    <style:style style:name="T1" style:family="text">
      <style:text-properties officeooo:rsid="001e2ec8"/>
    </style:style>
    <style:style style:name="T2" style:family="text">
      <style:text-properties officeooo:rsid="001efa0b"/>
    </style:style>
    <style:style style:name="T3" style:family="text">
      <style:text-properties officeooo:rsid="00216461"/>
    </style:style>
    <style:style style:name="T4" style:family="text">
      <style:text-properties officeooo:rsid="00242879"/>
    </style:style>
    <style:style style:name="T5" style:family="text">
      <style:text-properties officeooo:rsid="0025c559"/>
    </style:style>
    <style:style style:name="T6" style:family="text">
      <style:text-properties officeooo:rsid="0026bafe"/>
    </style:style>
    <style:style style:name="T7" style:family="text">
      <style:text-properties officeooo:rsid="00273ce3"/>
    </style:style>
    <style:style style:name="T8" style:family="text">
      <style:text-properties officeooo:rsid="002867df"/>
    </style:style>
    <style:style style:name="T9" style:family="text">
      <style:text-properties officeooo:rsid="00296cc2"/>
    </style:style>
    <style:style style:name="T10" style:family="text">
      <style:text-properties officeooo:rsid="002b368a"/>
    </style:style>
    <style:style style:name="T11" style:family="text">
      <style:text-properties fo:color="#000000" loext:opacity="100%" style:font-name="Liberation Serif" officeooo:rsid="00273ce3"/>
    </style:style>
    <style:style style:name="T12" style:family="text">
      <style:text-properties fo:color="#000000" loext:opacity="100%" style:font-name="Liberation Serif" officeooo:rsid="02dee1fe"/>
    </style:style>
    <style:style style:name="T13" style:family="text">
      <style:text-properties fo:color="#000000" loext:opacity="100%" style:font-name="Liberation Serif" officeooo:rsid="02e065a0"/>
    </style:style>
    <style:style style:name="T14" style:family="text">
      <style:text-properties officeooo:rsid="002fdb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ецензия</text:p>
      <text:p text:style-name="P1">на дипломную работу студента Задернюка В.А.</text:p>
      <text:p text:style-name="P1">«Компьютерное моделирование механических процессов (двойной маятник)»</text:p>
      <text:p text:style-name="P3"><text:tab/><text:span text:style-name="T10">Основная з</text:span>адача рецензируемой дипломной работы заключалась в написании компьютерной про<text:span text:style-name="T4">граммы для наглядного отображения </text:span><text:span text:style-name="T5">поведения двойного маятника</text:span>. <text:span text:style-name="T6">Дополнительной задачей </text:span><text:span text:style-name="T7">являлось определение набора инструментов, </text:span><text:span text:style-name="T11">для разработки </text:span><text:span text:style-name="T12">моделей </text:span><text:span text:style-name="T13">как</text:span><text:span text:style-name="T12"> механических, так</text:span><text:span text:style-name="T11"> любых других физических </text:span><text:span text:style-name="T12">процессов</text:span><text:span text:style-name="T7">, при этом требующего минимального потребления вычислительных ресурсов, обладающего высокой переносимостью и разрабатываемого под свободными лицензиями.</text:span></text:p>
      <text:p text:style-name="P2"><text:tab/>В теоретической части работы содержится поэтапный разбор процесса моделирования, <text:span text:style-name="T1">математические расчеты, </text:span><text:span text:style-name="T8">описывающие зависимость</text:span><text:span text:style-name="T1"> между параметрами модели, а также</text:span> характеристика используемых программных средств и парадигм.</text:p>
      <text:p text:style-name="P2"><text:tab/><text:span text:style-name="T1">Выполнение практической части описано в главе «Реализация компьютерной модели». </text:span><text:span text:style-name="T9">В</text:span><text:span text:style-name="T2"> приложении </text:span><text:span text:style-name="T9">находится программный код приложения</text:span><text:span text:style-name="T2">. </text:span><text:span text:style-name="T3">Для составления программы, позволяющей визуализировать процессы, происходящие при движении двойного маятника, использовались <text:s/>язык C++, мультимедийная библиотека SFML и библиотека графического пользовательского интерфейса Dear ImGui. </text:span><text:span text:style-name="T6">Программа является оригинальной.</text:span></text:p>
      <text:p text:style-name="P2"><text:tab/><text:span text:style-name="T1">На мой взгляд, уровень дипломной работы «Компьютерное моделирование механических процессов (двойной маятник)» свидетельствует о том что её автор Задернюк В.А. обладает необходимыми знаниями и навыками, которые требуются от выпускника вуза по специальности «Компьютерная физика».</text:span></text:p>
      <text:p text:style-name="P2"><text:tab/><text:span text:style-name="T1">Дипломная работы заслуживает положительной оценки.</text:span></text:p>
      <text:p text:style-name="P2"/>
      <text:p text:style-name="P2"><text:span text:style-name="T1">Рецензент</text:span></text:p>
      <text:p text:style-name="P2"><text:span text:style-name="T14">ст. преподаватель</text:span><text:span text:style-name="T1"> <text:s text:c="47"/></text:span></text:p>
      <text:p text:style-name="P2"><text:span text:style-name="T14">кафедры прикладной математики</text:span></text:p>
      <text:p text:style-name="P4"><text:span text:style-name="T14">и информатики <text:s text:c="82"/>Кондратюк А.П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cm" fo:margin-bottom="0cm" style:contextual-spacing="false" fo:line-height="115%" style:register-true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7T11:20:13.522482384</meta:creation-date>
    <dc:date>2022-06-17T22:19:57.224123955</dc:date>
    <meta:editing-duration>PT53M40S</meta:editing-duration>
    <meta:editing-cycles>19</meta:editing-cycles>
    <meta:generator>LibreOffice/7.3.4.2$Linux_X86_64 LibreOffice_project/30$Build-2</meta:generator>
    <meta:document-statistic meta:table-count="0" meta:image-count="0" meta:object-count="0" meta:page-count="1" meta:paragraph-count="12" meta:word-count="175" meta:character-count="1730" meta:non-whitespace-character-count="1431"/>
  </office:meta>
</office:document-meta>
</file>